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TableColumn2" style:family="table-column">
      <style:table-column-properties style:column-width="0.7409in"/>
    </style:style>
    <style:style style:name="TableColumn3" style:family="table-column">
      <style:table-column-properties style:column-width="1.5555in"/>
    </style:style>
    <style:style style:name="TableColumn4" style:family="table-column">
      <style:table-column-properties style:column-width="1.7368in"/>
    </style:style>
    <style:style style:name="TableColumn5" style:family="table-column">
      <style:table-column-properties style:column-width="1.0402in"/>
    </style:style>
    <style:style style:name="TableColumn6" style:family="table-column">
      <style:table-column-properties style:column-width="0.7368in"/>
    </style:style>
    <style:style style:name="TableColumn7" style:family="table-column">
      <style:table-column-properties style:column-width="1.1222in"/>
    </style:style>
    <style:style style:name="TableColumn8" style:family="table-column">
      <style:table-column-properties style:column-width="1.227in"/>
    </style:style>
    <style:style style:name="Table1" style:family="table" style:master-page-name="MP0">
      <style:table-properties style:width="8.1597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break-before="page" fo:margin-bottom="0in" fo:line-height="100%"/>
      <style:text-properties fo:font-weight="bold" style:font-weight-asian="bold" style:font-weight-complex="bold"/>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font-weight="bold" style:font-weight-asian="bold" style:font-weight-complex="bold"/>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font-weight-complex="bold"/>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style:font-weight-complex="bold"/>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style>
    <style:style style:name="P139" style:parent-style-name="Normal" style:family="paragraph">
      <style:paragraph-properties fo:margin-bottom="0in" fo:line-height="100%"/>
    </style:style>
    <style:style style:name="P140" style:parent-style-name="Normal" style:family="paragraph">
      <style:paragraph-properties fo:margin-bottom="0in" fo:line-height="100%"/>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P159" style:parent-style-name="Normal" style:family="paragraph">
      <style:paragraph-properties fo:margin-bottom="0in" fo:line-height="100%"/>
    </style:style>
    <style:style style:name="P160" style:parent-style-name="Normal" style:family="paragraph">
      <style:paragraph-properties fo:margin-bottom="0in" fo:line-height="100%"/>
    </style:style>
    <style:style style:name="P161" style:parent-style-name="Normal" style:family="paragraph">
      <style:paragraph-properties fo:margin-bottom="0in" fo:line-height="100%"/>
    </style:style>
    <style:style style:name="P162" style:parent-style-name="Normal" style:family="paragraph">
      <style:paragraph-properties fo:margin-bottom="0in" fo:line-height="100%"/>
    </style:style>
    <style:style style:name="P163" style:parent-style-name="Normal" style:family="paragraph">
      <style:paragraph-properties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margin-bottom="0in" fo:line-height="100%"/>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style>
    <style:style style:name="P181" style:parent-style-name="Normal" style:family="paragraph">
      <style:paragraph-properties fo:margin-bottom="0in" fo:line-height="100%"/>
    </style:style>
    <style:style style:name="P182" style:parent-style-name="Normal" style:family="paragraph">
      <style:paragraph-properties fo:margin-bottom="0in" fo:line-height="100%"/>
    </style:style>
    <style:style style:name="P183" style:parent-style-name="Normal" style:family="paragraph">
      <style:paragraph-properties fo:margin-bottom="0in" fo:line-height="100%"/>
    </style:style>
    <style:style style:name="P184" style:parent-style-name="Normal" style:family="paragraph">
      <style:paragraph-properties fo:margin-bottom="0in" fo:line-height="100%"/>
    </style:style>
    <style:style style:name="P185" style:parent-style-name="Normal" style:family="paragraph">
      <style:paragraph-properties fo:margin-bottom="0in" fo:line-height="100%"/>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P202" style:parent-style-name="Topptekst" style:family="paragraph">
      <style:text-properties fo:font-weight="bold" style:font-weight-asian="bold" style:font-weight-complex="bold"/>
    </style:style>
    <style:style style:name="T203" style:parent-style-name="Standardskriftforavsnitt" style:family="text">
      <style:text-properties fo:font-weight="bold" style:font-weight-asian="bold" style:font-weight-complex="bold"/>
    </style:style>
    <style:style style:name="T204" style:parent-style-name="Standardskriftforavsnitt" style:family="text">
      <style:text-properties fo:font-weight="bold" style:font-weight-asian="bold" style:font-weight-complex="bold"/>
    </style:style>
    <style:style style:name="T205" style:parent-style-name="Standardskriftforavsnitt" style:family="text">
      <style:text-properties fo:font-weight="bold" style:font-weight-asian="bold" style:font-weight-complex="bold"/>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st nummer</text:p>
          </table:table-cell>
          <table:table-cell table:style-name="TableCell12">
            <text:p text:style-name="P13">Scenario</text:p>
          </table:table-cell>
          <table:table-cell table:style-name="TableCell14">
            <text:p text:style-name="P15">Forventet resultat</text:p>
          </table:table-cell>
          <table:table-cell table:style-name="TableCell16">
            <text:p text:style-name="P17">Resultat (nettside)</text:p>
          </table:table-cell>
          <table:table-cell table:style-name="TableCell18">
            <text:p text:style-name="P19">Resultat (mobil)</text:p>
          </table:table-cell>
          <table:table-cell table:style-name="TableCell20">
            <text:p text:style-name="P21">Hva var bra</text:p>
          </table:table-cell>
          <table:table-cell table:style-name="TableCell22">
            <text:p text:style-name="P23">Hva var dårlig</text:p>
          </table:table-cell>
        </table:table-row>
        <table:table-row table:style-name="TableRow24">
          <table:table-cell table:style-name="TableCell25">
            <text:p text:style-name="P26">Test B01</text:p>
          </table:table-cell>
          <table:table-cell table:style-name="TableCell27">
            <text:p text:style-name="P28">Bruker identifiserer overskriften på hjem fanen</text:p>
          </table:table-cell>
          <table:table-cell table:style-name="TableCell29">
            <text:p text:style-name="P30">Bruker er usikker på hvilken av tekstene som regnes som overskriften, men lander på teksten som sier «Kom og jobb med oss».<text:s/></text:p>
          </table:table-cell>
          <table:table-cell table:style-name="TableCell31">
            <text:p text:style-name="P32">Sa med en gang at det måtte være «Kom og jobb med oss» overskriften, og kommenterte umiddelbart på at book kontorplass virket mer viktig enn overskriften.</text:p>
          </table:table-cell>
          <table:table-cell table:style-name="TableCell33">
            <text:p text:style-name="P34"/>
          </table:table-cell>
          <table:table-cell table:style-name="TableCell35">
            <text:p text:style-name="P36"/>
          </table:table-cell>
          <table:table-cell table:style-name="TableCell37">
            <text:p text:style-name="P38">Book kontorplass er større og virker viktigere enn overskriften, som kan være forvirrende.</text:p>
          </table:table-cell>
        </table:table-row>
        <table:table-row table:style-name="TableRow39">
          <table:table-cell table:style-name="TableCell40">
            <text:p text:style-name="P41">Test B02</text:p>
          </table:table-cell>
          <table:table-cell table:style-name="TableCell42">
            <text:p text:style-name="P43">Bruker blir bedt om å kommentere på utseende på nettsiden.</text:p>
          </table:table-cell>
          <table:table-cell table:style-name="TableCell44">
            <text:p text:style-name="P45">Bruker synes det ser pent og oversiktlig ut.</text:p>
          </table:table-cell>
          <table:table-cell table:style-name="TableCell46">
            <text:p text:style-name="P47">Bruker navigerte seg gjennom fanene og kommenterte på det de bemerket seg om utseende.</text:p>
          </table:table-cell>
          <table:table-cell table:style-name="TableCell48">
            <text:p text:style-name="P49"/>
          </table:table-cell>
          <table:table-cell table:style-name="TableCell50">
            <text:p text:style-name="P51">Booking siden ser ryddig ut</text:p>
            <text:p text:style-name="P52"/>
            <text:p text:style-name="P53">Hjem: Logoen kunne vært plassert helt til siden, men de synes det var fint å ha det i midtseksjonen og med de andre elementene.</text:p>
            <text:p text:style-name="P54"/>
            <text:p text:style-name="P55"/>
          </table:table-cell>
          <table:table-cell table:style-name="TableCell56">
            <text:p text:style-name="P57">Om oss: Våre verdier kunne hatt litt mer fargekontrast på bakgrunn</text:p>
            <text:p text:style-name="P58"/>
            <text:p text:style-name="P59">Hjem: Book din kontorplass her, kunne stått våre pakker/våre tilbud slik som på booking fanen, og book din kontorplass seksjonen kunne nesten vært en link siden det er samme funksjon som booking fanen.</text:p>
            <text:p text:style-name="P60"/>
            <text:p text:style-name="P61">Overskrift på booking på hjem siden kunne vært: «Våre medlemsskap»</text:p>
            <text:p text:style-name="P62"/>
            <text:p text:style-name="P63">Lilla rammen kunne vært på toppen av hjem fanen.</text:p>
          </table:table-cell>
        </table:table-row>
        <text:soft-page-break/>
        <table:table-row table:style-name="TableRow64">
          <table:table-cell table:style-name="TableCell65">
            <text:p text:style-name="P66">Test B03</text:p>
          </table:table-cell>
          <table:table-cell table:style-name="TableCell67">
            <text:p text:style-name="P68">Bruker blir bedt om å skaffe seg en medlemsskapsplan.</text:p>
          </table:table-cell>
          <table:table-cell table:style-name="TableCell69">
            <text:p text:style-name="P70">Bruker trykker på «Mer» knappen og navigerer til «Medlemsskapsplaner», og trykker på «Velg» på en av planene, der de får beskjed om at de ikke kan bestille pakken for øyeblikket.</text:p>
          </table:table-cell>
          <table:table-cell table:style-name="TableCell71">
            <text:p text:style-name="P72">Lett å finne</text:p>
          </table:table-cell>
          <table:table-cell table:style-name="TableCell73">
            <text:p text:style-name="P74"/>
          </table:table-cell>
          <table:table-cell table:style-name="TableCell75">
            <text:p text:style-name="P76"/>
          </table:table-cell>
          <table:table-cell table:style-name="TableCell77">
            <text:p text:style-name="P78">Kan være forvirrende</text:p>
          </table:table-cell>
        </table:table-row>
        <table:table-row table:style-name="TableRow79">
          <table:table-cell table:style-name="TableCell80">
            <text:p text:style-name="P81">Test B04</text:p>
          </table:table-cell>
          <table:table-cell table:style-name="TableCell82">
            <text:p text:style-name="P83">Bruker blir bedt om å finne en oversikt over fasilitetene.</text:p>
          </table:table-cell>
          <table:table-cell table:style-name="TableCell84">
            <text:p text:style-name="P85">Bruker trykker på «Vis meg» knappen på hjem fanen, eller navigerer til Fasiliteter fanen ved å trykke på «Mer» knappen i navigasjonsmenyen og så «Fasiliteter».</text:p>
          </table:table-cell>
          <table:table-cell table:style-name="TableCell86">
            <text:p text:style-name="P87">Bruker fant fasiliteter fanen fort</text:p>
          </table:table-cell>
          <table:table-cell table:style-name="TableCell88">
            <text:p text:style-name="P89"/>
          </table:table-cell>
          <table:table-cell table:style-name="TableCell90">
            <text:p text:style-name="P91">Lett å finne, bra oversikt</text:p>
          </table:table-cell>
          <table:table-cell table:style-name="TableCell92">
            <text:p text:style-name="P93"/>
          </table:table-cell>
        </table:table-row>
        <table:table-row table:style-name="TableRow94">
          <table:table-cell table:style-name="TableCell95">
            <text:p text:style-name="P96">Test B05</text:p>
          </table:table-cell>
          <table:table-cell table:style-name="TableCell97">
            <text:p text:style-name="P98">Bruker blir bedt om å finne ut hvor USNStart holder til.</text:p>
          </table:table-cell>
          <table:table-cell table:style-name="TableCell99">
            <text:p text:style-name="P100">Bruker prøver å navigere seg litt rundt og finner til slutt adressen på bunn av hjem fanen.</text:p>
          </table:table-cell>
          <table:table-cell table:style-name="TableCell101">
            <text:p text:style-name="P102">Bruker fant adressen på bunn av Hjem fanen, sannsynligvis fordi de hadde sett det i Test B02.</text:p>
          </table:table-cell>
          <table:table-cell table:style-name="TableCell103">
            <text:p text:style-name="P104"/>
          </table:table-cell>
          <table:table-cell table:style-name="TableCell105">
            <text:p text:style-name="P106">Det var greit</text:p>
          </table:table-cell>
          <table:table-cell table:style-name="TableCell107">
            <text:p text:style-name="P108"/>
          </table:table-cell>
        </table:table-row>
        <table:table-row table:style-name="TableRow109">
          <table:table-cell table:style-name="TableCell110">
            <text:p text:style-name="P111">Test B07</text:p>
          </table:table-cell>
          <table:table-cell table:style-name="TableCell112">
            <text:p text:style-name="P113">Bruker blir bedt om å kontakte USNStart via en melding.</text:p>
          </table:table-cell>
          <table:table-cell table:style-name="TableCell114">
            <text:p text:style-name="P115">Bruker går på «Mer» i navigasjonsmenyen og finner "Kontakt oss.» De finner skjema, og fyller inn informasjon og trykker deretter «Send», der de får en melding om at meldingen er sendt.</text:p>
          </table:table-cell>
          <table:table-cell table:style-name="TableCell116">
            <text:p text:style-name="P117">Fant det raskt under kontakt oss, og fikk sendt melding.</text:p>
          </table:table-cell>
          <table:table-cell table:style-name="TableCell118">
            <text:p text:style-name="P119"/>
          </table:table-cell>
          <table:table-cell table:style-name="TableCell120">
            <text:p text:style-name="P121">Funket greit det</text:p>
          </table:table-cell>
          <table:table-cell table:style-name="TableCell122">
            <text:p text:style-name="P123">Når man flyttet musen så ble meldingen borte, burde kanskje vært der litt lenger, slik at alle får det med seg at den er sendt.</text:p>
          </table:table-cell>
        </table:table-row>
        <table:table-row table:style-name="TableRow124">
          <table:table-cell table:style-name="TableCell125">
            <text:p text:style-name="P126">Test B08</text:p>
          </table:table-cell>
          <table:table-cell table:style-name="TableCell127">
            <text:p text:style-name="P128">Bruker blir bedt om å finne noe informasjon om USNStart’s historie, misjon og verdier.</text:p>
          </table:table-cell>
          <table:table-cell table:style-name="TableCell129">
            <text:p text:style-name="P130">Bruker navigerer seg til «Om oss» fanen og blar nedover for å lese informasjonen.</text:p>
          </table:table-cell>
          <table:table-cell table:style-name="TableCell131">
            <text:p text:style-name="P132">Fant det raskt under om oss</text:p>
          </table:table-cell>
          <table:table-cell table:style-name="TableCell133">
            <text:p text:style-name="P134"/>
          </table:table-cell>
          <table:table-cell table:style-name="TableCell135">
            <text:p text:style-name="P136"/>
          </table:table-cell>
          <table:table-cell table:style-name="TableCell137">
            <text:p text:style-name="P138">Bakgrunnsbildet kan være utfordrende for noen å lese, BCAG, svart tekst på hvit bakgrunn.</text:p>
            <text:p text:style-name="P139"/>
            <text:p text:style-name="P140">Går an å bruke bilde, må bare være lysere</text:p>
          </table:table-cell>
        </table:table-row>
        <table:table-row table:style-name="TableRow141">
          <table:table-cell table:style-name="TableCell142">
            <text:p text:style-name="P143">Test B09</text:p>
          </table:table-cell>
          <table:table-cell table:style-name="TableCell144">
            <text:p text:style-name="P145">(Nettside) Bruker blir bedt om å gjøre vinduet mindre i bredden og kommentere på hva de merker seg.</text:p>
            <text:p text:style-name="P146"/>
            <text:p text:style-name="P147">(Mobil) Bruker blir bedt om å legge mobilen i horisontal modus og kommentere på hva de merker seg.</text:p>
          </table:table-cell>
          <table:table-cell table:style-name="TableCell148">
            <text:p text:style-name="P149">(Nettside) Bruker vil kommentere på at nettsiden virker responsiv.</text:p>
            <text:p text:style-name="P150"/>
            <text:soft-page-break/>
            <text:p text:style-name="P151">(Mobil) Bruker vil kommentere på at det fungerer bra horisontalt.</text:p>
          </table:table-cell>
          <table:table-cell table:style-name="TableCell152">
            <text:p text:style-name="P153">Det funker greit ned til 1000 piksler i vidden på nettleser.</text:p>
          </table:table-cell>
          <table:table-cell table:style-name="TableCell154">
            <text:p text:style-name="P155"/>
          </table:table-cell>
          <table:table-cell table:style-name="TableCell156">
            <text:p text:style-name="P157">Hjem: Funker greit ned til bredde 1000, tittelen forsvinner litt.</text:p>
            <text:p text:style-name="P158"/>
            <text:soft-page-break/>
            <text:p text:style-name="P159">Booking funker fint til 1000 til logg inn forsvinner.</text:p>
            <text:p text:style-name="P160"/>
            <text:p text:style-name="P161">1000 er greit på de fleste nettsider.</text:p>
            <text:p text:style-name="P162"/>
            <text:p text:style-name="P163"/>
          </table:table-cell>
          <table:table-cell table:style-name="TableCell164">
            <text:p text:style-name="P165"/>
          </table:table-cell>
        </table:table-row>
        <table:table-row table:style-name="TableRow166">
          <table:table-cell table:style-name="TableCell167">
            <text:p text:style-name="P168">Test B10</text:p>
          </table:table-cell>
          <table:table-cell table:style-name="TableCell169">
            <text:p text:style-name="P170">Bruker blir bedt om å finne informasjon om personvernerklæring.</text:p>
          </table:table-cell>
          <table:table-cell table:style-name="TableCell171">
            <text:p text:style-name="P172">Bruker vil navigere seg rundt på nettsiden og finner til slutt en link til personvernserklæring i bunn på hjem fanen.</text:p>
          </table:table-cell>
          <table:table-cell table:style-name="TableCell173">
            <text:p text:style-name="P174">Fant det i footeren</text:p>
          </table:table-cell>
          <table:table-cell table:style-name="TableCell175">
            <text:p text:style-name="P176"/>
          </table:table-cell>
          <table:table-cell table:style-name="TableCell177">
            <text:p text:style-name="P178">Fin nettside som kommer opp når du trykker på den.</text:p>
          </table:table-cell>
          <table:table-cell table:style-name="TableCell179">
            <text:p text:style-name="P180">Helt øverst i avsnittet, to komma ett sted, andre setning mellomrom før P.</text:p>
            <text:p text:style-name="P181"/>
            <text:p text:style-name="P182">Teksten kunne vært sentrert, men usikker.</text:p>
            <text:p text:style-name="P183"/>
            <text:p text:style-name="P184">Mellomrom i teksten lenger nede som ikke skal være der.</text:p>
            <text:p text:style-name="P185"/>
            <text:p text:style-name="P186">Formatteringen i hva er dine rettigheter kunne brukes i de andre avsnittene, de var ulike.</text:p>
          </table:table-cell>
        </table:table-row>
        <table:table-row table:style-name="TableRow187">
          <table:table-cell table:style-name="TableCell188">
            <text:p text:style-name="P189">Test B12</text:p>
          </table:table-cell>
          <table:table-cell table:style-name="TableCell190">
            <text:p text:style-name="P191">Bruker blir bedt om å finne ut av hvilke booking muligheter som finnes.</text:p>
          </table:table-cell>
          <table:table-cell table:style-name="TableCell192">
            <text:p text:style-name="P193">Bruker vil trykke på «Booking» knappen, og trykke «Velg» på en av pakkene som vises. De vil bli tatt til en kalender og vil prøve et par av dagene, før de trykker på «Sjekk neste tilgjengelige». Der får de beskjed om at det ikke er noe ledig.</text:p>
          </table:table-cell>
          <table:table-cell table:style-name="TableCell194">
            <text:p text:style-name="P195">Fant raskt</text:p>
          </table:table-cell>
          <table:table-cell table:style-name="TableCell196">
            <text:p text:style-name="P197"/>
          </table:table-cell>
          <table:table-cell table:style-name="TableCell198">
            <text:p text:style-name="P199">Så bra ut, veldig ryddig, enkelt å trykke tilbake der for å velge noe annet</text:p>
          </table:table-cell>
          <table:table-cell table:style-name="TableCell200">
            <text:p text:style-name="P201"/>
          </table:table-cell>
        </table:table-row>
      </table:table>
      <text:p text:style-name="P202"/>
      <text:p text:style-name="Topptekst"><text:span text:style-name="T203">Test Nummer:<text:s/></text:span>4</text:p>
      <text:p text:style-name="Topptekst"><text:span text:style-name="T204">Dato og tidspunkt for testing:<text:s/></text:span>01.04.2024</text:p>
      <text:p text:style-name="Topptekst"><text:span text:style-name="T205">Testansvarlig:<text:s/></text:span>Lars Andreas Strand</text:p>
      <text:p text:style-name="Normal"/>
      <text:p text:style-name="Normal">Helhet: Ja da, det er en nettside som jeg kunne brukt, det er ikke så ofte man bruker sånne nettsider, du sitter ikke der hele dagen, funker veldig bra til det som er meningen å gjøre med<text:s/><text:soft-page-break/>den. Om oss handler mer om om de kan stole på nettsiden om du er usikker på om du vil signere medlemskap.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Topptekst" style:display-name="Topp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Andreas Strand</meta:initial-creator>
    <dc:creator>Lars Andreas Strand</dc:creator>
    <meta:creation-date>2024-04-01T11:19:00Z</meta:creation-date>
    <dc:date>2024-04-01T11:20:00Z</dc:date>
    <meta:template xlink:href="Normal.dotm" xlink:type="simple"/>
    <meta:editing-cycles>3</meta:editing-cycles>
    <meta:editing-duration>PT0S</meta:editing-duration>
    <meta:document-statistic meta:page-count="4" meta:paragraph-count="9" meta:word-count="766" meta:character-count="4817" meta:row-count="33" meta:non-whitespace-character-count="4060"/>
  </office:meta>
</office:document-meta>
</file>